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ext-properties fo:font-size="9pt" style:font-size-asian="9pt" style:font-size-complex="9pt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 &amp; 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34" office:value-type="string">
            <text:p>Förberedelser: installera mamp, skapa php-projekt samt mySQL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table:formula="of:=SUM([.C5:.E5])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table:formula="of:=SUM([.C6:.E6])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SUM([.C7:.E7])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number-columns-repeated="1017"/>
        </table:table-row>
        <table:table-row table:style-name="ro9">
          <table:table-cell/>
          <table:table-cell table:style-name="ce35" office:value-type="string">
            <text:p>Actual time remaining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6" table:formula="of:=SUM([.F4:.F7])" office:value-type="float" office:value="9">
            <text:p>9</text:p>
          </table:table-cell>
          <table:table-cell table:style-name="ce46" office:value-type="float" office:value="9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 table:style-name="ce32"/>
          <table:table-cell table:style-name="ce37" office:value-type="string">
            <text:p>Ideal time remaining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1'.B27" table:end-x="10.949cm" table:end-y="0.344cm" draw:z-index="0" draw:name="Diagram 1" draw:style-name="gr1" draw:text-style-name="P1" svg:width="13.58cm" svg:height="6.705cm" svg:x="3.7cm" svg:y="0.134cm">
              <draw:object draw:notify-on-update-of-ranges="'Sprint backlog 1_1'.B10:'Sprint backlog 1_1'.B10 'Sprint backlog 1_1'.C10:'Sprint backlog 1_1'.E10 'Sprint backlog 1_1'.B8:'Sprint backlog 1_1'.B8 'Sprint backlog 1_1'.C8:'Sprint backlog 1_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apa XHTML med knappval för användare av registret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Hantera Registrera Ny medlem</text:p>
          </table:table-cell>
          <table:table-cell table:number-columns-repeated="2" table:style-name="ce13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3" table:formula="of:=SUM([.C5:.E5])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Default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SUM([.C6:.E6])" office:value-type="float" office:value="2">
            <text:p>2</text:p>
          </table:table-cell>
          <table:table-cell table:style-name="ce48"/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table:formula="of:=SUM([.C7:.E7])" office:value-type="float" office:value="2">
            <text:p>2</text:p>
          </table:table-cell>
          <table:table-cell table:style-name="ce48"/>
          <table:table-cell table:number-columns-repeated="1017"/>
        </table:table-row>
        <table:table-row table:style-name="ro9">
          <table:table-cell/>
          <table:table-cell table:style-name="ce35" office:value-type="string">
            <text:p>Actual time remaining</text:p>
          </table:table-cell>
          <table:table-cell table:number-columns-repeated="3" table:style-name="ce40" office:value-type="float" office:value="6">
            <text:p>6</text:p>
          </table:table-cell>
          <table:table-cell table:style-name="ce46" table:formula="of:=SUM([.F4:.F7])" office:value-type="float" office:value="12">
            <text:p>12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7" office:value-type="string">
            <text:p>Ideal time remaining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2'.B27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_2'.B10:'Sprint backlog 1_2'.B10 'Sprint backlog 1_2'.C10:'Sprint backlog 1_2'.E10 'Sprint backlog 1_2'.B8:'Sprint backlog 1_2'.B8 'Sprint backlog 1_2'.C8:'Sprint backlog 1_2'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2014-01-14</text:date>, <text:time>17:57:4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7:57:48</dc:date>
    <meta:generator>OpenOffice.org/3.4.1$Unix OpenOffice.org_project/341m1$Build-9593</meta:generator>
    <meta:editing-duration>P3DT21H26M23S</meta:editing-duration>
    <meta:editing-cycles>14</meta:editing-cycles>
    <meta:document-statistic meta:table-count="3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1'.B10:'Sprint backlog 1_1'.E10 'Sprint backlog 1_1'.B8:'Sprint backlog 1_1'.E8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1'.C10:'Sprint backlog 1_1'.E10" chart:label-cell-address="'Sprint backlog 1_1'.B10:'Sprint backlog 1_1'.B10" chart:class="chart:line">
            <chart:data-point chart:repeated="3"/>
          </chart:series>
          <chart:series chart:style-name="ch9" chart:values-cell-range-address="'Sprint backlog 1_1'.C8:'Sprint backlog 1_1'.E8" chart:label-cell-address="'Sprint backlog 1_1'.B8:'Sprint backlog 1_1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1'.B10:'Sprint backlog 1_1'.B10</svg:desc>
                </draw:g>
              </table:table-cell>
              <table:table-cell office:value-type="float" office:value="6">
                <text:p>6</text:p>
                <draw:g>
                  <svg:desc>'Sprint backlog 1_1'.C10:'Sprint backlog 1_1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1'.B8:'Sprint backlog 1_1'.B8</svg:desc>
                </draw:g>
              </table:table-cell>
              <table:table-cell office:value-type="float" office:value="8">
                <text:p>8</text:p>
                <draw:g>
                  <svg:desc>'Sprint backlog 1_1'.C8:'Sprint backlog 1_1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2'.B10:'Sprint backlog 1_2'.E10 'Sprint backlog 1_2'.B8:'Sprint backlog 1_2'.E8" chart:data-source-has-labels="column" svg:x="0.721cm" svg:y="1.77cm" svg:width="7.58cm" svg:height="4.382cm">
          <chartooo:coordinate-region svg:x="1.18cm" svg:y="1.968cm" svg:width="7.015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2'.C10:'Sprint backlog 1_2'.E10" chart:label-cell-address="'Sprint backlog 1_2'.B10:'Sprint backlog 1_2'.B10" chart:class="chart:line">
            <chart:data-point chart:repeated="3"/>
          </chart:series>
          <chart:series chart:style-name="ch9" chart:values-cell-range-address="'Sprint backlog 1_2'.C8:'Sprint backlog 1_2'.E8" chart:label-cell-address="'Sprint backlog 1_2'.B8:'Sprint backlog 1_2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2'.B10:'Sprint backlog 1_2'.B10</svg:desc>
                </draw:g>
              </table:table-cell>
              <table:table-cell office:value-type="float" office:value="6">
                <text:p>6</text:p>
                <draw:g>
                  <svg:desc>'Sprint backlog 1_2'.C10:'Sprint backlog 1_2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2'.B8:'Sprint backlog 1_2'.B8</svg:desc>
                </draw:g>
              </table:table-cell>
              <table:table-cell office:value-type="float" office:value="6">
                <text:p>6</text:p>
                <draw:g>
                  <svg:desc>'Sprint backlog 1_2'.C8:'Sprint backlog 1_2'.E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